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6000000497F68DE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bcffc6" draw:textarea-vertical-align="middle" draw:auto-grow-height="false" fo:min-height="0.749cm" fo:min-width="0.499cm" draw:shadow-offset-x="0.305cm" draw:shadow-offset-y="0.305cm"/>
    </style:style>
    <style:style style:name="gr4" style:family="graphic" style:parent-style-name="standard">
      <style:graphic-properties draw:fill-color="#ffff66" draw:textarea-vertical-align="middle" draw:auto-grow-height="false" fo:min-height="0.749cm" fo:min-width="0.499cm"/>
    </style:style>
    <style:style style:name="gr5" style:family="graphic" style:parent-style-name="standard">
      <style:graphic-properties svg:stroke-width="0.508cm" svg:stroke-color="#9966cc" draw:marker-start-width="1.067cm" draw:marker-end="Arrow" draw:marker-end-width="1.067cm" draw:textarea-horizontal-align="center" draw:textarea-vertical-align="middle" fo:padding-top="0.379cm" fo:padding-bottom="0.379cm" fo:padding-left="0.504cm" fo:padding-right="0.504cm"/>
    </style:style>
    <style:style style:name="gr6" style:family="graphic" style:parent-style-name="standard">
      <style:graphic-properties draw:stroke="dash" draw:stroke-dash="Fine_20_Dashed" draw:opacity="0%" draw:textarea-horizontal-align="center" draw:textarea-vertical-align="middle" draw:shadow-offset-x="0.305cm" draw:shadow-offset-y="0.305cm" draw:shadow-opacity="0%"/>
    </style:style>
    <style:style style:name="gr7" style:family="graphic" style:parent-style-name="standard">
      <style:graphic-properties svg:stroke-width="0.508cm" svg:stroke-color="#ffcc99" draw:marker-start-width="1.067cm" draw:marker-end="Arrow" draw:marker-end-width="1.067cm" draw:textarea-horizontal-align="center" draw:textarea-vertical-align="middle" fo:padding-top="0.379cm" fo:padding-bottom="0.379cm" fo:padding-left="0.504cm" fo:padding-right="0.504cm"/>
    </style:style>
    <style:style style:name="gr8" style:family="graphic" style:parent-style-name="standard">
      <style:graphic-properties svg:stroke-width="1.016cm" svg:stroke-color="#ffcc99" draw:marker-start-width="1.321cm" draw:marker-end="Arrow" draw:marker-end-width="1.321cm" draw:textarea-horizontal-align="center" draw:textarea-vertical-align="middle" fo:padding-top="0.633cm" fo:padding-bottom="0.633cm" fo:padding-left="0.758cm" fo:padding-right="0.758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fo:min-height="14.60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175cm" svg:height="3.785cm" svg:x="18.78cm" svg:y="5.753cm">
          <text:p text:style-name="P1">APNS</text:p>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2" draw:layer="layout" svg:width="1.004cm" svg:height="1.93cm" svg:x="27.301cm" svg:y="4.458cm">
          <draw:image xlink:href="Pictures/1000000000000026000000497F68DE07.png" xlink:type="simple" xlink:show="embed" xlink:actuate="onLoad">
            <text:p text:style-name="P3"/>
          </draw:image>
        </draw:frame>
        <draw:frame draw:style-name="gr2" draw:text-style-name="P2" draw:layer="layout" svg:width="1.004cm" svg:height="1.93cm" svg:x="27.301cm" svg:y="6.998cm">
          <draw:image xlink:href="Pictures/1000000000000026000000497F68DE07.png" xlink:type="simple" xlink:show="embed" xlink:actuate="onLoad">
            <text:p text:style-name="P3"/>
          </draw:image>
        </draw:frame>
        <draw:frame draw:style-name="gr2" draw:text-style-name="P2" draw:layer="layout" svg:width="1.004cm" svg:height="1.93cm" svg:x="26.666cm" svg:y="9.538cm">
          <draw:image xlink:href="Pictures/1000000000000026000000497F68DE07.png" xlink:type="simple" xlink:show="embed" xlink:actuate="onLoad">
            <text:p text:style-name="P3"/>
          </draw:image>
        </draw:frame>
        <draw:frame draw:style-name="gr2" draw:text-style-name="P2" draw:layer="layout" svg:width="1.004cm" svg:height="1.93cm" svg:x="26.031cm" svg:y="1.918cm">
          <draw:image xlink:href="Pictures/1000000000000026000000497F68DE07.png" xlink:type="simple" xlink:show="embed" xlink:actuate="onLoad">
            <text:p text:style-name="P3"/>
          </draw:image>
        </draw:frame>
        <draw:custom-shape draw:style-name="gr1" draw:text-style-name="P2" draw:layer="layout" svg:width="3.175cm" svg:height="3.175cm" svg:x="1.635cm" svg:y="1.308cm">
          <text:p text:style-name="P1">App</text:p>
          <text:p text:style-name="P1">A</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175cm" svg:height="3.175cm" svg:x="1.635cm" svg:y="5.753cm">
          <text:p text:style-name="P1">App</text:p>
          <text:p text:style-name="P1">B</text:p>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3.175cm" svg:height="3.175cm" svg:x="1.635cm" svg:y="10.198cm">
          <text:p text:style-name="P1">App</text:p>
          <text:p text:style-name="P1">C</text:p>
          <draw:enhanced-geometry svg:viewBox="0 0 21600 21600" draw:glue-points="10800 0 3160 3160 0 10800 3160 18440 10800 21600 18440 18440 21600 10800 18440 3160" draw:text-areas="3200 3200 18400 18400" draw:type="ellipse"/>
        </draw:custom-shape>
        <draw:line draw:style-name="gr5" draw:text-style-name="P2" draw:layer="layout" svg:x1="21.955cm" svg:y1="5.753cm" svg:x2="25.765cm" svg:y2="3.213cm">
          <text:p text:style-name="P3"/>
        </draw:line>
        <draw:line draw:style-name="gr5" draw:text-style-name="P2" draw:layer="layout" svg:x1="22.59cm" svg:y1="8.928cm" svg:x2="26.4cm" svg:y2="10.198cm">
          <text:p text:style-name="P3"/>
        </draw:line>
        <draw:line draw:style-name="gr5" draw:text-style-name="P2" draw:layer="layout" svg:x1="22.59cm" svg:y1="7.658cm" svg:x2="27.035cm" svg:y2="7.658cm">
          <text:p text:style-name="P3"/>
        </draw:line>
        <draw:line draw:style-name="gr5" draw:text-style-name="P2" draw:layer="layout" svg:x1="22.59cm" svg:y1="6.388cm" svg:x2="27.035cm" svg:y2="5.118cm">
          <text:p text:style-name="P3"/>
        </draw:line>
        <draw:rect draw:style-name="gr6" draw:text-style-name="P2" draw:layer="layout" svg:width="5.08cm" svg:height="11.355cm" svg:x="5.445cm" svg:y="2.018cm">
          <text:p text:style-name="P3"/>
        </draw:rect>
        <draw:line draw:style-name="gr7" draw:text-style-name="P2" draw:layer="layout" svg:x1="6.08cm" svg:y1="3.238cm" svg:x2="9.89cm" svg:y2="4.508cm">
          <text:p text:style-name="P3"/>
        </draw:line>
        <draw:line draw:style-name="gr7" draw:text-style-name="P2" draw:layer="layout" svg:x1="6.08cm" svg:y1="12.128cm" svg:x2="9.89cm" svg:y2="10.858cm">
          <text:p text:style-name="P3"/>
        </draw:line>
        <draw:line draw:style-name="gr7" draw:text-style-name="P2" draw:layer="layout" svg:x1="6.08cm" svg:y1="7.683cm" svg:x2="10.525cm" svg:y2="7.658cm">
          <text:p text:style-name="P3"/>
        </draw:line>
        <draw:line draw:style-name="gr8" draw:text-style-name="P2" draw:layer="layout" svg:x1="14.97cm" svg:y1="7.658cm" svg:x2="18.145cm" svg:y2="7.658cm">
          <text:p text:style-name="P3"/>
        </draw:line>
        <draw:custom-shape draw:style-name="gr9" draw:text-style-name="P2" draw:layer="layout" svg:width="2.54cm" svg:height="10.16cm" svg:x="11.795cm" svg:y="3.213cm">
          <text:p text:style-name="P1">apns</text:p>
          <text:p text:style-name="P1">daemon</text:p>
          <draw:enhanced-geometry svg:viewBox="0 0 21600 21600" draw:glue-points="10800 0 3160 3160 0 10800 3160 18440 10800 21600 18440 18440 21600 10800 18440 3160" draw:text-areas="3200 3200 18400 18400" draw:type="ellipse"/>
        </draw:custom-shape>
        <draw:frame draw:style-name="gr10" draw:layer="layout" svg:width="1.488cm" svg:height="0.962cm" svg:x="6.715cm" svg:y="3.213cm">
          <draw:text-box>
            <text:p text:style-name="P3">line</text:p>
          </draw:text-box>
        </draw:frame>
        <draw:frame draw:style-name="gr10" draw:layer="layout" svg:width="1.556cm" svg:height="0.962cm" svg:x="7.064cm" svg:y="7.966cm">
          <draw:text-box>
            <text:p text:style-name="P3">http</text:p>
          </draw:text-box>
        </draw:frame>
        <draw:frame draw:style-name="gr10" draw:layer="layout" svg:width="1.869cm" svg:height="0.962cm" svg:x="6.715cm" svg:y="11.141cm">
          <draw:text-box>
            <text:p text:style-name="P3">https</text:p>
          </draw:text-box>
        </draw:frame>
        <draw:frame draw:style-name="gr10" draw:layer="layout" svg:width="2.288cm" svg:height="0.962cm" svg:x="14.97cm" svg:y="8.601cm">
          <draw:text-box>
            <text:p text:style-name="P3">tcp/ssl</text:p>
          </draw:text-box>
        </draw:frame>
        <draw:frame draw:style-name="gr10" draw:layer="layout" svg:width="0.502cm" svg:height="0.962cm" svg:x="19.415cm" svg:y="14.643cm">
          <draw:text-box>
            <text:p text:style-name="P3"/>
          </draw:text-box>
        </draw:frame>
        <draw:frame draw:style-name="gr11" draw:text-style-name="P3" draw:layer="layout" svg:width="28.305cm" svg:height="14.855cm" svg:x="0cm" svg:y="-0.27cm">
          <draw:text-box>
            <text:p text:style-name="P3"/>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root</meta:initial-creator>
    <meta:creation-date>2009-09-03T13:37:47</meta:creation-date>
    <dc:creator>root</dc:creator>
    <dc:date>2009-09-03T14:38:26</dc:date>
    <meta:editing-cycles>3</meta:editing-cycles>
    <meta:editing-duration>PT5M24S</meta:editing-duration>
    <meta:user-defined meta:name="Info 1"/>
    <meta:user-defined meta:name="Info 2"/>
    <meta:user-defined meta:name="Info 3"/>
    <meta:user-defined meta:name="Info 4"/>
    <meta:document-statistic meta:object-count="24"/>
  </office:meta>
</office:document-meta>
</file>